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ch2_options="{'Style': 'inkpot', 'Language': 'TypeScript', 'UseCharStyles': False, 'LineNumberRatio': 100, 'LineNumberStart': 1, 'MasterCharStyle': '', 'ShowLineNumbers': 1, 'ColourizeBackground': 1, 'LineNumberSeparator': '  ', 'StoreOptionsWithSnippet': 1}" draw:fill="solid" draw:fill-color="#1e1e27" draw:textarea-vertical-align="top" fo:min-height="8.884cm"/>
      <style:paragraph-properties style:writing-mode="lr-tb"/>
    </style:style>
    <style:style style:name="pr5" style:family="presentation" style:parent-style-name="Обычный-outline1">
      <style:graphic-properties ch2_options="{'Style': 'inkpot', 'Language': 'TypeScript', 'UseCharStyles': False, 'LineNumberRatio': 100, 'LineNumberStart': 1, 'MasterCharStyle': '', 'ShowLineNumbers': 1, 'ColourizeBackground': 1, 'LineNumberSeparator': '  ', 'StoreOptionsWithSnippet': 1}" draw:fill="solid" draw:fill-color="#1e1e27" fo:min-height="8.884cm"/>
      <style:paragraph-properties style:writing-mode="lr-tb"/>
    </style:style>
    <style:style style:name="pr6" style:family="presentation" style:parent-style-name="Обычный-title">
      <style:graphic-properties draw:auto-grow-height="true" fo:min-height="3.473cm"/>
      <style:paragraph-properties style:writing-mode="lr-tb"/>
    </style:style>
    <style:style style:name="pr7" style:family="presentation" style:parent-style-name="Обычный-title">
      <style:graphic-properties fo:min-height="3.473cm"/>
      <style:paragraph-properties style:writing-mode="lr-tb"/>
    </style:style>
    <style:style style:name="pr8" style:family="presentation" style:parent-style-name="Обычный-subtitle">
      <style:graphic-properties draw:fill-color="#ffffff" fo:min-height="9.134cm"/>
      <style:paragraph-properties style:writing-mode="lr-tb"/>
    </style:style>
    <style:style style:name="pr9" style:family="presentation" style:parent-style-name="Обычный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1e1e27"/>
      <style:text-properties style:font-name="JetBrains Mono" fo:font-size="18pt" style:font-size-asian="18pt" style:font-size-complex="18pt"/>
    </style:style>
    <style:style style:name="P3" style:family="paragraph">
      <loext:graphic-properties draw:fill="solid" draw:fill-color="#1e1e27"/>
      <style:text-properties style:font-name="JetBrains Mono" fo:font-size="32pt"/>
    </style:style>
    <style:style style:name="P4" style:family="paragraph">
      <loext:graphic-properties draw:fill="solid" draw:fill-color="#1e1e27"/>
      <style:text-properties style:font-name="JetBrains Mono" fo:font-size="96pt" style:font-size-asian="96pt" style:font-size-complex="9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style:font-name="JetBrains Mono" fo:font-size="22pt" style:font-size-asian="22pt" style:font-size-complex="22pt"/>
    </style:style>
    <style:style style:name="T1" style:family="text">
      <style:text-properties style:use-window-font-color="true" loext:opacity="0%" style:font-name="JetBrains Mono" fo:font-size="18pt" fo:language="zxx" fo:country="none" fo:font-style="normal" style:text-underline-style="none" fo:font-weight="normal" style:font-size-asian="18pt" style:font-size-complex="18pt"/>
    </style:style>
    <style:style style:name="T2" style:family="text">
      <style:text-properties fo:color="#808bed" loext:opacity="100%" style:font-name="JetBrains Mono" fo:font-size="18pt" fo:language="zxx" fo:country="none" fo:font-style="normal" style:text-underline-style="none" fo:font-weight="normal" style:font-size-asian="18pt" style:font-size-complex="18pt"/>
    </style:style>
    <style:style style:name="T3" style:family="text">
      <style:text-properties fo:color="#434357" loext:opacity="100%" style:font-name="JetBrains Mono" fo:font-size="18pt" fo:language="zxx" fo:country="none" fo:font-style="normal" style:text-underline-style="none" fo:font-weight="normal" style:font-size-asian="18pt" style:font-size-complex="18pt"/>
    </style:style>
    <style:style style:name="T4" style:family="text">
      <style:text-properties fo:color="#cfbfad" loext:opacity="100%" style:font-name="JetBrains Mono" fo:font-size="18pt" fo:language="zxx" fo:country="none" fo:font-style="normal" style:text-underline-style="none" fo:font-weight="normal" style:font-size-asian="18pt" style:font-size-complex="18pt"/>
    </style:style>
    <style:style style:name="T5" style:family="text">
      <style:text-properties fo:color="#ffcd8b" loext:opacity="100%" style:font-name="JetBrains Mono" fo:font-size="18pt" fo:language="zxx" fo:country="none" fo:font-style="normal" style:text-underline-style="none" fo:font-weight="normal" fo:background-color="#404040" style:font-size-asian="18pt" style:font-size-complex="18pt"/>
    </style:style>
    <style:style style:name="T6" style:family="text">
      <style:text-properties fo:color="#666666" loext:opacity="100%" style:font-name="JetBrains Mono" fo:font-size="18pt" fo:language="zxx" fo:country="none" fo:font-style="normal" style:text-underline-style="none" fo:font-weight="normal" style:font-size-asian="18pt" style:font-size-complex="18pt"/>
    </style:style>
    <style:style style:name="T7" style:family="text">
      <style:text-properties style:use-window-font-color="true" loext:opacity="0%" style:font-name="JetBrains Mono" fo:font-size="32pt" fo:language="zxx" fo:country="none" fo:font-style="normal" style:text-underline-style="none" fo:font-weight="normal"/>
    </style:style>
    <style:style style:name="T8" style:family="text">
      <style:text-properties fo:color="#808bed" loext:opacity="100%" style:font-name="JetBrains Mono" fo:font-size="32pt" fo:language="zxx" fo:country="none" fo:font-style="normal" style:text-underline-style="none" fo:font-weight="normal"/>
    </style:style>
    <style:style style:name="T9" style:family="text">
      <style:text-properties fo:color="#434357" loext:opacity="100%" style:font-name="JetBrains Mono" fo:font-size="32pt" fo:language="zxx" fo:country="none" fo:font-style="normal" style:text-underline-style="none" fo:font-weight="normal"/>
    </style:style>
    <style:style style:name="T10" style:family="text">
      <style:text-properties fo:color="#cfbfad" loext:opacity="100%" style:font-name="JetBrains Mono" fo:font-size="32pt" fo:language="zxx" fo:country="none" fo:font-style="normal" style:text-underline-style="none" fo:font-weight="normal"/>
    </style:style>
    <style:style style:name="T11" style:family="text">
      <style:text-properties fo:color="#ffcd8b" loext:opacity="100%" style:font-name="JetBrains Mono" fo:font-size="32pt" fo:language="zxx" fo:country="none" fo:font-style="normal" style:text-underline-style="none" fo:font-weight="normal" fo:background-color="#404040"/>
    </style:style>
    <style:style style:name="T12" style:family="text">
      <style:text-properties fo:color="#666666" loext:opacity="100%" style:font-name="JetBrains Mono" fo:font-size="32pt" fo:language="zxx" fo:country="none" fo:font-style="normal" style:text-underline-style="none" fo:font-weight="normal"/>
    </style:style>
    <style:style style:name="T13" style:family="text">
      <style:text-properties fo:color="#ff8bff" loext:opacity="100%" style:font-name="JetBrains Mono" fo:font-size="32pt" fo:language="zxx" fo:country="none" fo:font-style="normal" style:text-underline-style="none" fo:font-weight="normal"/>
    </style:style>
    <style:style style:name="T14" style:family="text">
      <style:text-properties style:use-window-font-color="true" loext:opacity="0%" style:font-name="JetBrains Mono" fo:font-size="32pt" fo:language="zxx" fo:country="none" fo:font-style="normal" style:text-underline-style="none" fo:font-weight="normal" fo:background-color="#404040"/>
    </style:style>
    <style:style style:name="T15" style:family="text">
      <style:text-properties fo:color="#f0ad6d" loext:opacity="100%" style:font-name="JetBrains Mono" fo:font-size="32pt" fo:language="zxx" fo:country="none" fo:font-style="normal" style:text-underline-style="none" fo:font-weight="normal"/>
    </style:style>
    <style:style style:name="T16" style:family="text">
      <style:text-properties style:use-window-font-color="true" loext:opacity="0%" style:font-name="JetBrains Mono" fo:font-size="96pt" fo:language="zxx" fo:country="none" fo:font-style="normal" style:text-underline-style="none" fo:font-weight="normal" style:font-size-asian="96pt" style:font-size-complex="96pt"/>
    </style:style>
    <style:style style:name="T17" style:family="text">
      <style:text-properties fo:color="#808bed" loext:opacity="100%" style:font-name="JetBrains Mono" fo:font-size="96pt" fo:language="zxx" fo:country="none" fo:font-style="normal" style:text-underline-style="none" fo:font-weight="normal" style:font-size-asian="96pt" style:font-size-complex="96pt"/>
    </style:style>
    <style:style style:name="T18" style:family="text">
      <style:text-properties fo:color="#434357" loext:opacity="100%" style:font-name="JetBrains Mono" fo:font-size="96pt" fo:language="zxx" fo:country="none" fo:font-style="normal" style:text-underline-style="none" fo:font-weight="normal" style:font-size-asian="96pt" style:font-size-complex="96pt"/>
    </style:style>
    <style:style style:name="T19" style:family="text">
      <style:text-properties fo:color="#cfbfad" loext:opacity="100%" style:font-name="JetBrains Mono" fo:font-size="96pt" fo:language="zxx" fo:country="none" fo:font-style="normal" style:text-underline-style="none" fo:font-weight="normal" style:font-size-asian="96pt" style:font-size-complex="96pt"/>
    </style:style>
    <style:style style:name="T20" style:family="text">
      <style:text-properties fo:color="#ffcd8b" loext:opacity="100%" style:font-name="JetBrains Mono" fo:font-size="96pt" fo:language="zxx" fo:country="none" fo:font-style="normal" style:text-underline-style="none" fo:font-weight="normal" fo:background-color="#404040" style:font-size-asian="96pt" style:font-size-complex="96pt"/>
    </style:style>
    <style:style style:name="T21" style:family="text">
      <style:text-properties fo:color="#666666" loext:opacity="100%" style:font-name="JetBrains Mono" fo:font-size="96pt" fo:language="zxx" fo:country="none" fo:font-style="normal" style:text-underline-style="none" fo:font-weight="normal" style:font-size-asian="96pt" style:font-size-complex="96pt"/>
    </style:style>
    <style:style style:name="T22" style:family="text">
      <style:text-properties fo:color="#ff8bff" loext:opacity="100%" style:font-name="JetBrains Mono" fo:font-size="96pt" fo:language="zxx" fo:country="none" fo:font-style="normal" style:text-underline-style="none" fo:font-weight="normal" style:font-size-asian="96pt" style:font-size-complex="96pt"/>
    </style:style>
    <style:style style:name="T23" style:family="text">
      <style:text-properties style:use-window-font-color="true" loext:opacity="0%" style:font-name="JetBrains Mono" fo:font-size="96pt" fo:language="zxx" fo:country="none" fo:font-style="normal" style:text-underline-style="none" fo:font-weight="normal" fo:background-color="#404040" style:font-size-asian="96pt" style:font-size-complex="96pt"/>
    </style:style>
    <style:style style:name="T24" style:family="text">
      <style:text-properties fo:color="#f0ad6d" loext:opacity="100%" style:font-name="JetBrains Mono" fo:font-size="96pt" fo:language="zxx" fo:country="none" fo:font-style="normal" style:text-underline-style="none" fo:font-weight="normal" style:font-size-asian="96pt" style:font-size-complex="96pt"/>
    </style:style>
    <style:style style:name="T25" style:family="text">
      <style:text-properties fo:color="#ff0000" loext:opacity="100%" style:font-name="JetBrains Mono" fo:font-size="96pt" fo:language="zxx" fo:country="none" fo:font-style="normal" style:text-underline-style="none" fo:font-weight="normal" style:font-size-asian="96pt" style:font-size-complex="96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JetBrains Mono" fo:font-size="22pt" style:font-size-asian="22pt" style:font-size-complex="22pt"/>
    </style:style>
    <style:style style:name="T28" style:family="text">
      <style:text-properties fo:color="#cd8b00" loext:opacity="100%" style:font-name="JetBrains Mono" fo:font-size="96pt" fo:language="zxx" fo:country="none" fo:font-style="normal" style:text-underline-style="none" fo:font-weight="normal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loni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Создание соединения с БД </text:p>
          </draw:text-box>
        </draw:frame>
        <draw:frame presentation:style-name="pr4" draw:text-style-name="P2" draw:layer="layout" svg:width="25.199cm" svg:height="9.134cm" svg:x="1.4cm" svg:y="3.679cm" presentation:class="outline" presentation:user-transformed="true">
          <draw:text-box>
            <text:list text:style-name="L2">
              <text:list-header>
                <text:p><text:span text:style-name="T1">1 <text:s/></text:span><text:span text:style-name="T2">import</text:span><text:span text:style-name="T3"> </text:span><text:span text:style-name="T4">{</text:span><text:span text:style-name="T3"> </text:span><text:span text:style-name="T4">createPool</text:span><text:span text:style-name="T3"> </text:span><text:span text:style-name="T4">}</text:span><text:span text:style-name="T3"> </text:span><text:span text:style-name="T2">from</text:span><text:span text:style-name="T3"> </text:span><text:span text:style-name="T5">'slonik'</text:span><text:span text:style-name="T4">;</text:span></text:p>
                <text:p><text:span text:style-name="T1">2 <text:s/></text:span><text:span text:style-name="T2">const</text:span><text:span text:style-name="T3"> </text:span><text:span text:style-name="T4">pool</text:span><text:span text:style-name="T3"> </text:span><text:span text:style-name="T6">=</text:span><text:span text:style-name="T3"> </text:span><text:span text:style-name="T4">createPool(</text:span><text:span text:style-name="T5">'postgres://username:password@localhost/mydatabase'</text:span><text:span text:style-name="T4">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Вставка данных в таблицы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<text:s/></text:span><text:span text:style-name="T7">1 <text:s/></text:span><text:span text:style-name="T8">import</text:span><text:span text:style-name="T9"> </text:span><text:span text:style-name="T10">{</text:span><text:span text:style-name="T9"> </text:span><text:span text:style-name="T10">sql</text:span><text:span text:style-name="T9"> </text:span><text:span text:style-name="T10">}</text:span><text:span text:style-name="T9"> </text:span><text:span text:style-name="T8">from</text:span><text:span text:style-name="T9"> </text:span><text:span text:style-name="T11">'slonik'</text:span><text:span text:style-name="T10">;</text:span></text:p>
                <text:p><text:span text:style-name="T7"><text:s/></text:span><text:span text:style-name="T7">2 <text:s/></text:span></text:p>
                <text:p><text:span text:style-name="T7"><text:s/></text:span><text:span text:style-name="T7">3 <text:s/></text:span><text:span text:style-name="T8">async</text:span><text:span text:style-name="T9"> </text:span><text:span text:style-name="T8">function</text:span><text:span text:style-name="T9"> </text:span><text:span text:style-name="T10">insertData(name</text:span><text:span text:style-name="T12">:</text:span><text:span text:style-name="T9"> </text:span><text:span text:style-name="T13">string</text:span><text:span text:style-name="T10">,</text:span><text:span text:style-name="T9"> </text:span><text:span text:style-name="T10">age</text:span><text:span text:style-name="T12">:</text:span><text:span text:style-name="T9"> </text:span><text:span text:style-name="T13">number</text:span><text:span text:style-name="T10">)</text:span><text:span text:style-name="T9"> </text:span><text:span text:style-name="T10">{</text:span></text:p>
                <text:p><text:span text:style-name="T7"><text:s/></text:span><text:span text:style-name="T7">4 <text:s/></text:span><text:span text:style-name="T9"><text:s text:c="2"/></text:span><text:span text:style-name="T8">const</text:span><text:span text:style-name="T9"> </text:span><text:span text:style-name="T10">result</text:span><text:span text:style-name="T9"> </text:span><text:span text:style-name="T12">=</text:span><text:span text:style-name="T9"> </text:span><text:span text:style-name="T8">await</text:span><text:span text:style-name="T9"> </text:span><text:span text:style-name="T10">pool.query(sql</text:span><text:span text:style-name="T11">`</text:span></text:p>
                <text:p><text:span text:style-name="T14"><text:s/></text:span><text:span text:style-name="T14">5 <text:s/></text:span><text:span text:style-name="T11"><text:s text:c="4"/>INSERT INTO users (name, age) VALUES (${</text:span><text:span text:style-name="T10">name</text:span><text:span text:style-name="T11">}, ${</text:span><text:span text:style-name="T10">age</text:span><text:span text:style-name="T11">})</text:span></text:p>
                <text:p><text:span text:style-name="T14"><text:s/></text:span><text:span text:style-name="T14">6 <text:s/></text:span><text:span text:style-name="T11"><text:s text:c="4"/>RETURNING id</text:span></text:p>
                <text:p><text:span text:style-name="T14"><text:s/></text:span><text:span text:style-name="T14">7 <text:s/></text:span><text:span text:style-name="T11"><text:s text:c="2"/>`</text:span><text:span text:style-name="T10">);</text:span></text:p>
                <text:p><text:span text:style-name="T7"><text:s/></text:span><text:span text:style-name="T7">8 <text:s/></text:span></text:p>
                <text:p><text:span text:style-name="T7"><text:s/></text:span><text:span text:style-name="T7">9 <text:s/></text:span><text:span text:style-name="T9"><text:s text:c="2"/></text:span><text:span text:style-name="T8">return</text:span><text:span text:style-name="T9"> </text:span><text:span text:style-name="T10">result.rows[</text:span><text:span text:style-name="T15">0</text:span><text:span text:style-name="T10">].id;</text:span></text:p>
                <text:p><text:span text:style-name="T7">10 <text:s/></text:span><text:span text:style-name="T10">}</text:span></text:p>
                <text:p><text:span text:style-name="T7">11 <text:s/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Получение данных из таблицы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<text:s/></text:span><text:span text:style-name="T7">1 <text:s/></text:span><text:span text:style-name="T8">import</text:span><text:span text:style-name="T9"> </text:span><text:span text:style-name="T10">{</text:span><text:span text:style-name="T9"> </text:span><text:span text:style-name="T10">sql</text:span><text:span text:style-name="T9"> </text:span><text:span text:style-name="T10">}</text:span><text:span text:style-name="T9"> </text:span><text:span text:style-name="T8">from</text:span><text:span text:style-name="T9"> </text:span><text:span text:style-name="T11">'slonik'</text:span><text:span text:style-name="T10">;</text:span></text:p>
                <text:p><text:span text:style-name="T7"><text:s/></text:span><text:span text:style-name="T7">2 <text:s/></text:span></text:p>
                <text:p><text:span text:style-name="T7"><text:s/></text:span><text:span text:style-name="T7">3 <text:s/></text:span><text:span text:style-name="T8">type</text:span><text:span text:style-name="T9"> </text:span><text:span text:style-name="T10">User</text:span><text:span text:style-name="T9"> </text:span><text:span text:style-name="T12">=</text:span><text:span text:style-name="T9"> </text:span><text:span text:style-name="T10">{</text:span><text:span text:style-name="T9"> </text:span><text:span text:style-name="T10">id</text:span><text:span text:style-name="T12">:</text:span><text:span text:style-name="T9"> </text:span><text:span text:style-name="T13">number</text:span><text:span text:style-name="T10">,</text:span><text:span text:style-name="T9"> </text:span><text:span text:style-name="T10">name</text:span><text:span text:style-name="T12">:</text:span><text:span text:style-name="T9"> </text:span><text:span text:style-name="T13">string</text:span><text:span text:style-name="T10">,</text:span><text:span text:style-name="T9"> </text:span><text:span text:style-name="T10">email</text:span><text:span text:style-name="T12">:</text:span><text:span text:style-name="T9"> </text:span><text:span text:style-name="T13">string</text:span><text:span text:style-name="T10">}</text:span></text:p>
                <text:p><text:span text:style-name="T7"><text:s/></text:span><text:span text:style-name="T7">4 <text:s/></text:span></text:p>
                <text:p><text:span text:style-name="T7"><text:s/></text:span><text:span text:style-name="T7">5 <text:s/></text:span><text:span text:style-name="T8">async</text:span><text:span text:style-name="T9"> </text:span><text:span text:style-name="T8">function</text:span><text:span text:style-name="T9"> </text:span><text:span text:style-name="T10">getUsers()</text:span><text:span text:style-name="T12">:</text:span><text:span text:style-name="T9"> </text:span><text:span text:style-name="T10">User[]</text:span><text:span text:style-name="T9"> </text:span><text:span text:style-name="T10">{</text:span></text:p>
                <text:p><text:span text:style-name="T7"><text:s/></text:span><text:span text:style-name="T7">6 <text:s/></text:span><text:span text:style-name="T9"><text:s text:c="2"/></text:span><text:span text:style-name="T8">const</text:span><text:span text:style-name="T9"> </text:span><text:span text:style-name="T10">result</text:span><text:span text:style-name="T9"> </text:span><text:span text:style-name="T12">=</text:span><text:span text:style-name="T9"> </text:span><text:span text:style-name="T8">await</text:span><text:span text:style-name="T9"> </text:span><text:span text:style-name="T10">pool.query(sql</text:span><text:span text:style-name="T11">`</text:span></text:p>
                <text:p><text:span text:style-name="T14"><text:s/></text:span><text:span text:style-name="T14">7 <text:s/></text:span><text:span text:style-name="T11"><text:s text:c="4"/>SELECT * FROM users</text:span></text:p>
                <text:p><text:span text:style-name="T14"><text:s/></text:span><text:span text:style-name="T14">8 <text:s/></text:span><text:span text:style-name="T11"><text:s text:c="2"/>`</text:span><text:span text:style-name="T10">);</text:span></text:p>
                <text:p><text:span text:style-name="T7"><text:s/></text:span><text:span text:style-name="T7">9 <text:s/></text:span></text:p>
                <text:p><text:span text:style-name="T7">10 <text:s/></text:span><text:span text:style-name="T9"><text:s text:c="2"/></text:span><text:span text:style-name="T8">return</text:span><text:span text:style-name="T9"> </text:span><text:span text:style-name="T10">result.rows;</text:span></text:p>
                <text:p><text:span text:style-name="T7">11 <text:s/></text:span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Использование транзакций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6"><text:s/></text:span><text:span text:style-name="T16">1 <text:s/></text:span><text:span text:style-name="T17">import</text:span><text:span text:style-name="T18"> <text:s/></text:span><text:span text:style-name="T19">sql</text:span><text:span text:style-name="T18"> </text:span><text:span text:style-name="T17">from</text:span><text:span text:style-name="T18"> </text:span><text:span text:style-name="T20">'slonik'</text:span><text:span text:style-name="T19">;</text:span></text:p>
                <text:p><text:span text:style-name="T16"><text:s/></text:span><text:span text:style-name="T16">2 <text:s/></text:span></text:p>
                <text:p><text:span text:style-name="T16"><text:s/></text:span><text:span text:style-name="T16">3 <text:s/></text:span><text:span text:style-name="T17">async</text:span><text:span text:style-name="T18"> </text:span><text:span text:style-name="T17">function</text:span><text:span text:style-name="T18"> </text:span><text:span text:style-name="T19">transferFunds(fromAccountId</text:span><text:span text:style-name="T21">:</text:span><text:span text:style-name="T18"> </text:span><text:span text:style-name="T22">string</text:span><text:span text:style-name="T19">,</text:span><text:span text:style-name="T18"> </text:span><text:span text:style-name="T19">toAccountId</text:span><text:span text:style-name="T21">:</text:span><text:span text:style-name="T18"> </text:span><text:span text:style-name="T22">string</text:span><text:span text:style-name="T19">,</text:span><text:span text:style-name="T18"> </text:span><text:span text:style-name="T19">amount</text:span><text:span text:style-name="T21">:</text:span><text:span text:style-name="T18"> </text:span><text:span text:style-name="T22">number</text:span><text:span text:style-name="T19">)</text:span><text:span text:style-name="T18"> </text:span><text:span text:style-name="T19">{</text:span></text:p>
                <text:p><text:span text:style-name="T16"><text:s/></text:span><text:span text:style-name="T16">4 <text:s/></text:span><text:span text:style-name="T18"><text:s text:c="2"/></text:span><text:span text:style-name="T17">await</text:span><text:span text:style-name="T18"> </text:span><text:span text:style-name="T19">pool.transaction(</text:span><text:span text:style-name="T17">async</text:span><text:span text:style-name="T18"> </text:span><text:span text:style-name="T19">(transaction)</text:span><text:span text:style-name="T18"> </text:span><text:span text:style-name="T19">=&gt;</text:span><text:span text:style-name="T18"> </text:span><text:span text:style-name="T19">{</text:span></text:p>
                <text:p><text:span text:style-name="T16"><text:s/></text:span><text:span text:style-name="T16">5 <text:s/></text:span><text:span text:style-name="T18"><text:s text:c="4"/></text:span><text:span text:style-name="T17">const</text:span><text:span text:style-name="T18"> </text:span><text:span text:style-name="T19">fromResult</text:span><text:span text:style-name="T18"> </text:span><text:span text:style-name="T21">=</text:span><text:span text:style-name="T18"> </text:span><text:span text:style-name="T17">await</text:span><text:span text:style-name="T18"> </text:span><text:span text:style-name="T19">transaction.query(sql</text:span><text:span text:style-name="T20">`</text:span></text:p>
                <text:p><text:span text:style-name="T23"><text:s/></text:span><text:span text:style-name="T23">6 <text:s/></text:span><text:span text:style-name="T20"><text:s text:c="6"/>SELECT * FROM accounts WHERE id = ${</text:span><text:span text:style-name="T19">fromAccountId</text:span><text:span text:style-name="T20">} FOR UPDATE</text:span></text:p>
                <text:p><text:span text:style-name="T23"><text:s/></text:span><text:span text:style-name="T23">7 <text:s/></text:span><text:span text:style-name="T20"><text:s text:c="4"/>`</text:span><text:span text:style-name="T19">);</text:span></text:p>
                <text:p><text:span text:style-name="T16"><text:s/></text:span><text:span text:style-name="T16">8 <text:s/></text:span></text:p>
                <text:p><text:span text:style-name="T16"><text:s/></text:span><text:span text:style-name="T16">9 <text:s/></text:span><text:span text:style-name="T18"><text:s text:c="4"/></text:span><text:span text:style-name="T17">const</text:span><text:span text:style-name="T18"> </text:span><text:span text:style-name="T19">toResult</text:span><text:span text:style-name="T18"> </text:span><text:span text:style-name="T21">=</text:span><text:span text:style-name="T18"> </text:span><text:span text:style-name="T17">await</text:span><text:span text:style-name="T18"> </text:span><text:span text:style-name="T19">transaction.query(sql</text:span><text:span text:style-name="T20">`</text:span></text:p>
                <text:p><text:span text:style-name="T23">10 <text:s/></text:span><text:span text:style-name="T20"><text:s text:c="6"/>SELECT * FROM accounts WHERE id = ${</text:span><text:span text:style-name="T19">toAccountId</text:span><text:span text:style-name="T20">} FOR UPDATE</text:span></text:p>
                <text:p><text:span text:style-name="T23">11 <text:s/></text:span><text:span text:style-name="T20"><text:s text:c="4"/>`</text:span><text:span text:style-name="T19">);</text:span></text:p>
                <text:p><text:span text:style-name="T16">12 <text:s/></text:span></text:p>
                <text:p><text:span text:style-name="T16">13 <text:s/></text:span><text:span text:style-name="T18"><text:s text:c="4"/></text:span><text:span text:style-name="T17">const</text:span><text:span text:style-name="T18"> </text:span><text:span text:style-name="T19">fromAccount</text:span><text:span text:style-name="T18"> </text:span><text:span text:style-name="T21">=</text:span><text:span text:style-name="T18"> </text:span><text:span text:style-name="T19">fromResult.rows[</text:span><text:span text:style-name="T24">0</text:span><text:span text:style-name="T19">];</text:span></text:p>
                <text:p><text:span text:style-name="T16">14 <text:s/></text:span><text:span text:style-name="T18"><text:s text:c="4"/></text:span><text:span text:style-name="T17">const</text:span><text:span text:style-name="T18"> </text:span><text:span text:style-name="T19">toAccount</text:span><text:span text:style-name="T18"> </text:span><text:span text:style-name="T21">=</text:span><text:span text:style-name="T18"> </text:span><text:span text:style-name="T19">toResult.rows[</text:span><text:span text:style-name="T24">0</text:span><text:span text:style-name="T19">];</text:span></text:p>
                <text:p><text:span text:style-name="T16">15 <text:s/></text:span></text:p>
                <text:p><text:span text:style-name="T16">16 <text:s/></text:span><text:span text:style-name="T18"><text:s text:c="4"/></text:span><text:span text:style-name="T17">if</text:span><text:span text:style-name="T18"> </text:span><text:span text:style-name="T19">(fromAccount.balance</text:span><text:span text:style-name="T18"> </text:span><text:span text:style-name="T21">&lt;</text:span><text:span text:style-name="T18"> </text:span><text:span text:style-name="T19">amount)</text:span><text:span text:style-name="T18"> </text:span><text:span text:style-name="T19">{</text:span></text:p>
                <text:p><text:span text:style-name="T16">17 <text:s/></text:span><text:span text:style-name="T18"><text:s text:c="6"/></text:span><text:span text:style-name="T17">throw</text:span><text:span text:style-name="T18"> </text:span><text:span text:style-name="T21">new</text:span><text:span text:style-name="T18"> </text:span><text:span text:style-name="T25">Error</text:span><text:span text:style-name="T19">(</text:span><text:span text:style-name="T20">'Insufficient funds'</text:span><text:span text:style-name="T19">);</text:span></text:p>
                <text:p><text:span text:style-name="T16">18 <text:s/></text:span><text:span text:style-name="T18"><text:s text:c="4"/></text:span><text:span text:style-name="T19">}</text:span></text:p>
                <text:p><text:span text:style-name="T16">19 <text:s/></text:span></text:p>
                <text:p><text:span text:style-name="T16">20 <text:s/></text:span><text:span text:style-name="T18"><text:s text:c="4"/></text:span><text:span text:style-name="T17">await</text:span><text:span text:style-name="T18"> </text:span><text:span text:style-name="T19">transaction.query(sql</text:span><text:span text:style-name="T20">`</text:span></text:p>
                <text:p><text:span text:style-name="T23">21 <text:s/></text:span><text:span text:style-name="T20"><text:s text:c="6"/>UPDATE accounts SET balance = ${</text:span><text:span text:style-name="T19">fromAccount.balance</text:span><text:span text:style-name="T18"> </text:span><text:span text:style-name="T21">-</text:span><text:span text:style-name="T18"> </text:span><text:span text:style-name="T19">amount</text:span><text:span text:style-name="T20">} WHERE id = ${</text:span><text:span text:style-name="T19">fromAccountId</text:span><text:span text:style-name="T20">}</text:span></text:p>
                <text:p><text:span text:style-name="T23">22 <text:s/></text:span><text:span text:style-name="T20"><text:s text:c="4"/>`</text:span><text:span text:style-name="T19">);</text:span></text:p>
                <text:p><text:span text:style-name="T16">23 <text:s/></text:span></text:p>
                <text:p><text:span text:style-name="T16">24 <text:s/></text:span><text:span text:style-name="T18"><text:s text:c="4"/></text:span><text:span text:style-name="T17">await</text:span><text:span text:style-name="T18"> </text:span><text:span text:style-name="T19">transaction.query(sql</text:span><text:span text:style-name="T20">`</text:span></text:p>
                <text:p><text:span text:style-name="T23">25 <text:s/></text:span><text:span text:style-name="T20"><text:s text:c="6"/>UPDATE accounts SET balance = ${</text:span><text:span text:style-name="T19">toAccount.balance</text:span><text:span text:style-name="T18"> </text:span><text:span text:style-name="T21">+</text:span><text:span text:style-name="T18"> </text:span><text:span text:style-name="T19">amount</text:span><text:span text:style-name="T20">} WHERE id = ${</text:span><text:span text:style-name="T19">toAccountId</text:span><text:span text:style-name="T20">}</text:span></text:p>
                <text:p><text:span text:style-name="T23">26 <text:s/></text:span><text:span text:style-name="T20"><text:s text:c="4"/>`</text:span><text:span text:style-name="T19">);</text:span></text:p>
                <text:p><text:span text:style-name="T16">27 <text:s/></text:span><text:span text:style-name="T18"><text:s text:c="2"/></text:span><text:span text:style-name="T19">});</text:span></text:p>
                <text:p><text:span text:style-name="T16">28 <text:s/></text:span><text:span text:style-name="T19">}</text:span></text:p>
                <text:p><text:span text:style-name="T16">29 <text:s/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Проверка типов с помощью zod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<text:s/></text:span><text:span text:style-name="T7">1 <text:s/></text:span><text:span text:style-name="T8">import</text:span><text:span text:style-name="T9"> </text:span><text:span text:style-name="T10">{</text:span><text:span text:style-name="T9"> </text:span><text:span text:style-name="T10">sql</text:span><text:span text:style-name="T9"> </text:span><text:span text:style-name="T10">}</text:span><text:span text:style-name="T9"> </text:span><text:span text:style-name="T8">from</text:span><text:span text:style-name="T9"> </text:span><text:span text:style-name="T11">'slonik'</text:span><text:span text:style-name="T10">;</text:span></text:p>
                <text:p><text:span text:style-name="T7"><text:s/></text:span><text:span text:style-name="T7">2 <text:s/></text:span><text:span text:style-name="T8">import</text:span><text:span text:style-name="T9"> <text:s/></text:span><text:span text:style-name="T10">{</text:span><text:span text:style-name="T9"> </text:span><text:span text:style-name="T10">z</text:span><text:span text:style-name="T9"> </text:span><text:span text:style-name="T10">}</text:span><text:span text:style-name="T9"> </text:span><text:span text:style-name="T8">from</text:span><text:span text:style-name="T9"> </text:span><text:span text:style-name="T11">'zod'</text:span><text:span text:style-name="T10">;</text:span></text:p>
                <text:p><text:span text:style-name="T7"><text:s/></text:span><text:span text:style-name="T7">3 <text:s/></text:span></text:p>
                <text:p><text:span text:style-name="T7"><text:s/></text:span><text:span text:style-name="T7">4 <text:s/></text:span><text:span text:style-name="T8">const</text:span><text:span text:style-name="T9"> </text:span><text:span text:style-name="T10">userSchema</text:span><text:span text:style-name="T9"> </text:span><text:span text:style-name="T12">=</text:span><text:span text:style-name="T9"> </text:span><text:span text:style-name="T10">z.object({</text:span></text:p>
                <text:p><text:span text:style-name="T7"><text:s/></text:span><text:span text:style-name="T7">5 <text:s/></text:span><text:span text:style-name="T9"><text:s text:c="2"/></text:span><text:span text:style-name="T10">id</text:span><text:span text:style-name="T12">:</text:span><text:span text:style-name="T9"> </text:span><text:span text:style-name="T13">z.number</text:span><text:span text:style-name="T10">(),</text:span></text:p>
                <text:p><text:span text:style-name="T7"><text:s/></text:span><text:span text:style-name="T7">6 <text:s/></text:span><text:span text:style-name="T9"><text:s text:c="2"/></text:span><text:span text:style-name="T10">name</text:span><text:span text:style-name="T12">:</text:span><text:span text:style-name="T9"> </text:span><text:span text:style-name="T13">z.string</text:span><text:span text:style-name="T10">(),</text:span></text:p>
                <text:p><text:span text:style-name="T7"><text:s/></text:span><text:span text:style-name="T7">7 <text:s/></text:span><text:span text:style-name="T9"><text:s text:c="2"/></text:span><text:span text:style-name="T10">age</text:span><text:span text:style-name="T12">:</text:span><text:span text:style-name="T9"> </text:span><text:span text:style-name="T13">z.number</text:span><text:span text:style-name="T10">(),</text:span></text:p>
                <text:p><text:span text:style-name="T7"><text:s/></text:span><text:span text:style-name="T7">8 <text:s/></text:span><text:span text:style-name="T10">});</text:span></text:p>
                <text:p><text:span text:style-name="T7"><text:s/></text:span><text:span text:style-name="T7">9 <text:s/></text:span></text:p>
                <text:p><text:span text:style-name="T7">10 <text:s/></text:span><text:span text:style-name="T8">async</text:span><text:span text:style-name="T9"> </text:span><text:span text:style-name="T8">function</text:span><text:span text:style-name="T9"> </text:span><text:span text:style-name="T10">getUserById(id</text:span><text:span text:style-name="T12">:</text:span><text:span text:style-name="T9"> </text:span><text:span text:style-name="T13">number</text:span><text:span text:style-name="T10">)</text:span><text:span text:style-name="T9"> </text:span><text:span text:style-name="T10">{</text:span></text:p>
                <text:p><text:span text:style-name="T7">11 <text:s/></text:span><text:span text:style-name="T9"><text:s text:c="2"/></text:span><text:span text:style-name="T8">const</text:span><text:span text:style-name="T9"> </text:span><text:span text:style-name="T10">result</text:span><text:span text:style-name="T9"> </text:span><text:span text:style-name="T12">=</text:span><text:span text:style-name="T9"> </text:span><text:span text:style-name="T8">await</text:span><text:span text:style-name="T9"> </text:span><text:span text:style-name="T10">pool.maybeOne(sql.type(userSchema)</text:span><text:span text:style-name="T11">`</text:span></text:p>
                <text:p><text:span text:style-name="T14">12 <text:s/></text:span><text:span text:style-name="T11"><text:s text:c="4"/>SELECT * FROM users WHERE id = ${</text:span><text:span text:style-name="T10">id</text:span><text:span text:style-name="T11">}</text:span></text:p>
                <text:p><text:span text:style-name="T14">13 <text:s/></text:span><text:span text:style-name="T11"><text:s text:c="2"/>`</text:span><text:span text:style-name="T10">);</text:span></text:p>
                <text:p><text:span text:style-name="T7">15 <text:s/></text:span><text:span text:style-name="T9"><text:s text:c="2"/></text:span><text:span text:style-name="T8">return</text:span><text:span text:style-name="T9"> </text:span><text:span text:style-name="T10">user;</text:span></text:p>
                <text:p><text:span text:style-name="T7">16 <text:s/></text:span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3">
        <office:forms form:automatic-focus="false" form:apply-design-mode="false"/>
        <draw:frame presentation:style-name="pr6" draw:layer="layout" svg:width="25.199cm" svg:height="3.473cm" svg:x="1.4cm" svg:y="0.206cm" presentation:class="title">
          <draw:text-box>
            <text:p><text:span text:style-name="T26">Генерация типов </text:span>с помощью @slonik/typegen </text:p>
          </draw:text-box>
        </draw:frame>
        <draw:frame presentation:style-name="pr5" draw:text-style-name="P3" draw:layer="layout" svg:width="12.297cm" svg:height="9.134cm" svg:x="1.4cm" svg:y="3.866cm" presentation:class="outline" presentation:user-transformed="true">
          <draw:text-box>
            <text:list text:style-name="L2">
              <text:list-header>
                <text:p><text:span text:style-name="T7">1 <text:s/></text:span><text:span text:style-name="T10">create</text:span><text:span text:style-name="T9"> </text:span><text:span text:style-name="T10">table</text:span><text:span text:style-name="T9"> </text:span><text:span text:style-name="T10">test_table(foo</text:span><text:span text:style-name="T9"> </text:span><text:span text:style-name="T8">int</text:span><text:span text:style-name="T9"> </text:span><text:span text:style-name="T10">not</text:span><text:span text:style-name="T9"> </text:span><text:span text:style-name="T8">null</text:span><text:span text:style-name="T10">,</text:span><text:span text:style-name="T9"> </text:span><text:span text:style-name="T10">bar</text:span><text:span text:style-name="T9"> </text:span><text:span text:style-name="T10">text);</text:span><text:span text:style-name="T9"> <text:s text:c="2"/></text:span></text:p>
                <text:p><text:span text:style-name="T7">2 <text:s/></text:span><text:span text:style-name="T10">comment</text:span><text:span text:style-name="T9"> </text:span><text:span text:style-name="T10">on</text:span><text:span text:style-name="T9"> </text:span><text:span text:style-name="T10">column</text:span><text:span text:style-name="T9"> </text:span><text:span text:style-name="T10">test_table.bar</text:span><text:span text:style-name="T9"> </text:span><text:span text:style-name="T10">is</text:span><text:span text:style-name="T9"> </text:span><text:span text:style-name="T11">'Look, ma! A comment from postgres!'</text:span></text:p>
              </text:list-header>
            </text:list>
          </draw:text-box>
        </draw:frame>
        <draw:frame presentation:style-name="pr5" draw:text-style-name="P3" draw:layer="layout" svg:width="12.913cm" svg:height="9.134cm" svg:x="13.697cm" svg:y="3.866cm" presentation:class="outline" presentation:user-transformed="true">
          <draw:text-box>
            <text:list text:style-name="L2">
              <text:list-header>
                <text:p><text:span text:style-name="T7"><text:s/></text:span><text:span text:style-name="T7">1 <text:s/></text:span><text:span text:style-name="T8">import</text:span><text:span text:style-name="T9"> </text:span><text:span text:style-name="T10">{sql,</text:span><text:span text:style-name="T9"> </text:span><text:span text:style-name="T10">createPool}</text:span><text:span text:style-name="T9"> </text:span><text:span text:style-name="T8">from</text:span><text:span text:style-name="T9"> </text:span><text:span text:style-name="T11">'slonik'</text:span><text:span text:style-name="T10">;</text:span></text:p>
                <text:p><text:span text:style-name="T7"><text:s/></text:span><text:span text:style-name="T7">2 <text:s/></text:span></text:p>
                <text:p><text:span text:style-name="T7"><text:s/></text:span><text:span text:style-name="T7">3 <text:s/></text:span><text:span text:style-name="T8">export</text:span><text:span text:style-name="T9"> </text:span><text:span text:style-name="T8">default</text:span><text:span text:style-name="T9"> </text:span><text:span text:style-name="T8">async</text:span><text:span text:style-name="T9"> </text:span><text:span text:style-name="T10">()</text:span><text:span text:style-name="T9"> </text:span><text:span text:style-name="T10">=&gt;</text:span><text:span text:style-name="T9"> </text:span><text:span text:style-name="T10">{</text:span></text:p>
                <text:p><text:span text:style-name="T7"><text:s/></text:span><text:span text:style-name="T7">4 <text:s/></text:span><text:span text:style-name="T9"><text:s text:c="2"/></text:span><text:span text:style-name="T8">const</text:span><text:span text:style-name="T9"> </text:span><text:span text:style-name="T10">pool</text:span><text:span text:style-name="T9"> </text:span><text:span text:style-name="T12">=</text:span><text:span text:style-name="T9"> </text:span><text:span text:style-name="T10">createPool(</text:span><text:span text:style-name="T11">'...connection string…'</text:span><text:span text:style-name="T10">);</text:span></text:p>
                <text:p><text:span text:style-name="T7"><text:s/></text:span><text:span text:style-name="T7">5 <text:s/></text:span></text:p>
                <text:p><text:span text:style-name="T7"><text:s/></text:span><text:span text:style-name="T7">6 <text:s/></text:span><text:span text:style-name="T9"><text:s text:c="2"/></text:span><text:span text:style-name="T8">const</text:span><text:span text:style-name="T9"> </text:span><text:span text:style-name="T10">results</text:span><text:span text:style-name="T9"> </text:span><text:span text:style-name="T12">=</text:span><text:span text:style-name="T9"> </text:span><text:span text:style-name="T8">await</text:span><text:span text:style-name="T9"> </text:span><text:span text:style-name="T10">pool.query(sql</text:span><text:span text:style-name="T11">`select foo, bar from test_table`</text:span><text:span text:style-name="T10">);</text:span></text:p>
                <text:p><text:span text:style-name="T7"><text:s/></text:span><text:span text:style-name="T7">7 <text:s/></text:span></text:p>
                <text:p><text:span text:style-name="T7"><text:s/></text:span><text:span text:style-name="T7">8 <text:s/></text:span><text:span text:style-name="T9"><text:s/></text:span><text:span text:style-name="T10">results.rows.forEach(r</text:span><text:span text:style-name="T9"> </text:span><text:span text:style-name="T10">=&gt;</text:span><text:span text:style-name="T9"> </text:span><text:span text:style-name="T10">{</text:span></text:p>
                <text:p><text:span text:style-name="T7"><text:s/></text:span><text:span text:style-name="T7">9 <text:s/></text:span><text:span text:style-name="T9"><text:s text:c="4"/></text:span><text:span text:style-name="T10">console.log(r.foo)</text:span></text:p>
                <text:p><text:span text:style-name="T7">10 <text:s/></text:span><text:span text:style-name="T9"><text:s text:c="4"/></text:span><text:span text:style-name="T10">console.log(r.bar)</text:span></text:p>
                <text:p><text:span text:style-name="T7">11 <text:s/></text:span><text:span text:style-name="T9"><text:s text:c="2"/></text:span><text:span text:style-name="T10">});</text:span></text:p>
                <text:p><text:span text:style-name="T7">12 <text:s/></text:span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4T0">
        <office:forms form:automatic-focus="false" form:apply-design-mode="false"/>
        <draw:frame presentation:style-name="pr7" draw:layer="layout" svg:width="25.199cm" svg:height="3.473cm" svg:x="1.4cm" svg:y="0.206cm" presentation:class="title" presentation:user-transformed="true">
          <draw:text-box>
            <text:p text:style-name="P5"><text:span text:style-name="T26">Генерация типов </text:span>с помощью @slonik/typegen </text:p>
          </draw:text-box>
        </draw:frame>
        <draw:frame presentation:style-name="pr8" draw:text-style-name="P6" draw:layer="layout" svg:width="25.199cm" svg:height="9.134cm" svg:x="1.4cm" svg:y="3.685cm" presentation:class="subtitle">
          <draw:text-box>
            <text:p><text:span text:style-name="T27">npx slonik-typegen genera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3.473cm" svg:x="1.4cm" svg:y="0.206cm" presentation:class="title" presentation:user-transformed="true">
          <draw:text-box>
            <text:p text:style-name="P5"><text:span text:style-name="T26">Генерация типов </text:span>с помощью @slonik/typegen 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6"><text:s/></text:span><text:span text:style-name="T16">1 <text:s/></text:span><text:span text:style-name="T17">import</text:span><text:span text:style-name="T18"> </text:span><text:span text:style-name="T19">{sql,</text:span><text:span text:style-name="T18"> </text:span><text:span text:style-name="T19">createPool}</text:span><text:span text:style-name="T18"> </text:span><text:span text:style-name="T17">from</text:span><text:span text:style-name="T18"> </text:span><text:span text:style-name="T20">'slonik'</text:span></text:p>
                <text:p><text:span text:style-name="T16"><text:s/></text:span><text:span text:style-name="T16">2 <text:s/></text:span></text:p>
                <text:p><text:span text:style-name="T16"><text:s/></text:span><text:span text:style-name="T16">3 <text:s/></text:span><text:span text:style-name="T17">export</text:span><text:span text:style-name="T18"> </text:span><text:span text:style-name="T17">default</text:span><text:span text:style-name="T18"> </text:span><text:span text:style-name="T17">async</text:span><text:span text:style-name="T18"> </text:span><text:span text:style-name="T19">()</text:span><text:span text:style-name="T18"> </text:span><text:span text:style-name="T19">=&gt;</text:span><text:span text:style-name="T18"> </text:span><text:span text:style-name="T19">{</text:span></text:p>
                <text:p><text:span text:style-name="T16"><text:s/></text:span><text:span text:style-name="T16">4 <text:s/></text:span><text:span text:style-name="T18"><text:s text:c="2"/></text:span><text:span text:style-name="T17">const</text:span><text:span text:style-name="T18"> </text:span><text:span text:style-name="T19">pool</text:span><text:span text:style-name="T18"> </text:span><text:span text:style-name="T21">=</text:span><text:span text:style-name="T18"> </text:span><text:span text:style-name="T19">createPool(</text:span><text:span text:style-name="T20">'...connection string...'</text:span><text:span text:style-name="T19">)</text:span></text:p>
                <text:p><text:span text:style-name="T16"><text:s/></text:span><text:span text:style-name="T16">5 <text:s/></text:span></text:p>
                <text:p><text:span text:style-name="T16"><text:s/></text:span><text:span text:style-name="T16">6 <text:s/></text:span><text:span text:style-name="T18"><text:s text:c="2"/></text:span><text:span text:style-name="T17">const</text:span><text:span text:style-name="T18"> </text:span><text:span text:style-name="T19">results</text:span><text:span text:style-name="T18"> </text:span><text:span text:style-name="T21">=</text:span><text:span text:style-name="T18"> </text:span><text:span text:style-name="T17">await</text:span><text:span text:style-name="T18"> </text:span><text:span text:style-name="T19">pool.query(sql</text:span><text:span text:style-name="T21">&lt;</text:span><text:span text:style-name="T19">queries.TestTable</text:span><text:span text:style-name="T21">&gt;</text:span><text:span text:style-name="T20">`select foo, bar from test_table`</text:span><text:span text:style-name="T19">)</text:span></text:p>
                <text:p><text:span text:style-name="T16"><text:s/></text:span><text:span text:style-name="T16">7 <text:s/></text:span></text:p>
                <text:p><text:span text:style-name="T16"><text:s/></text:span><text:span text:style-name="T16">8 <text:s/></text:span><text:span text:style-name="T18"><text:s text:c="2"/></text:span><text:span text:style-name="T19">results.rows.forEach(r</text:span><text:span text:style-name="T18"> </text:span><text:span text:style-name="T19">=&gt;</text:span><text:span text:style-name="T18"> </text:span><text:span text:style-name="T19">{</text:span></text:p>
                <text:p><text:span text:style-name="T16"><text:s/></text:span><text:span text:style-name="T16">9 <text:s/></text:span><text:span text:style-name="T18"><text:s text:c="4"/></text:span><text:span text:style-name="T19">console.log(r.foo)</text:span><text:span text:style-name="T18"> </text:span><text:span text:style-name="T28">// foo теперь имеет тип 'number'</text:span></text:p>
                <text:p><text:span text:style-name="T16">10 <text:s/></text:span><text:span text:style-name="T18"><text:s text:c="4"/></text:span><text:span text:style-name="T19">console.log(r.bar)</text:span><text:span text:style-name="T18"> </text:span><text:span text:style-name="T28">// bar теперь имеет тип 'string | null'</text:span></text:p>
                <text:p><text:span text:style-name="T16">11 <text:s/></text:span><text:span text:style-name="T18"><text:s text:c="2"/></text:span><text:span text:style-name="T19">})</text:span></text:p>
                <text:p><text:span text:style-name="T16">12 <text:s/></text:span><text:span text:style-name="T19">}</text:span></text:p>
                <text:p><text:span text:style-name="T16">13 <text:s/></text:span></text:p>
                <text:p><text:span text:style-name="T16">14 <text:s/></text:span><text:span text:style-name="T17">export</text:span><text:span text:style-name="T18"> </text:span><text:span text:style-name="T17">declare</text:span><text:span text:style-name="T18"> </text:span><text:span text:style-name="T19">namespace</text:span><text:span text:style-name="T18"> </text:span><text:span text:style-name="T19">queries</text:span><text:span text:style-name="T18"> </text:span><text:span text:style-name="T19">{</text:span></text:p>
              </text:list-header>
              <text:list-item>
                <text:p><text:span text:style-name="T16">15 <text:s/></text:span><text:span text:style-name="T18"><text:s text:c="2"/></text:span><text:span text:style-name="T28">// Generated by @slonik/typegen</text:span></text:p>
                <text:p><text:span text:style-name="T16">16 <text:s/></text:span></text:p>
                <text:p><text:span text:style-name="T16">17 <text:s/></text:span><text:span text:style-name="T18"><text:s text:c="2"/></text:span><text:span text:style-name="T28">/** - query: `select foo, bar from test_table` */</text:span></text:p>
                <text:p><text:span text:style-name="T16">18 <text:s/></text:span><text:span text:style-name="T18"><text:s text:c="2"/></text:span><text:span text:style-name="T17">export</text:span><text:span text:style-name="T18"> </text:span><text:span text:style-name="T17">interface</text:span><text:span text:style-name="T18"> </text:span><text:span text:style-name="T19">TestTable</text:span><text:span text:style-name="T18"> </text:span><text:span text:style-name="T19">{</text:span></text:p>
                <text:p><text:span text:style-name="T16">19 <text:s/></text:span><text:span text:style-name="T18"><text:s text:c="4"/></text:span><text:span text:style-name="T28">/** column: `example_test.test_table.foo`, not null: `true`, regtype: `integer` */</text:span></text:p>
                <text:p><text:span text:style-name="T16">20 <text:s/></text:span><text:span text:style-name="T18"><text:s text:c="4"/></text:span><text:span text:style-name="T19">foo</text:span><text:span text:style-name="T21">:</text:span><text:span text:style-name="T18"> </text:span><text:span text:style-name="T22">number</text:span></text:p>
                <text:p><text:span text:style-name="T16">21 <text:s/></text:span></text:p>
                <text:p><text:span text:style-name="T16">22 <text:s/></text:span><text:span text:style-name="T18"><text:s text:c="4"/></text:span><text:span text:style-name="T28">/**</text:span></text:p>
                <text:p><text:span text:style-name="T16">23 <text:s/></text:span><text:span text:style-name="T28"><text:s text:c="5"/>* Look, ma! A comment from postgres!</text:span></text:p>
                <text:p><text:span text:style-name="T16">24 <text:s/></text:span><text:span text:style-name="T28"><text:s text:c="5"/>*</text:span></text:p>
                <text:p><text:span text:style-name="T16">25 <text:s/></text:span><text:span text:style-name="T28"><text:s text:c="5"/>* column: `example_test.test_table.bar`, regtype: `text`</text:span></text:p>
                <text:p><text:span text:style-name="T16">26 <text:s/></text:span><text:span text:style-name="T28"><text:s text:c="5"/>*/</text:span></text:p>
                <text:p><text:span text:style-name="T16">27 <text:s/></text:span><text:span text:style-name="T18"><text:s text:c="4"/></text:span><text:span text:style-name="T19">bar</text:span><text:span text:style-name="T21">:</text:span><text:span text:style-name="T18"> </text:span><text:span text:style-name="T22">string</text:span><text:span text:style-name="T18"> </text:span><text:span text:style-name="T21">|</text:span><text:span text:style-name="T18"> </text:span><text:span text:style-name="T17">null</text:span></text:p>
                <text:p><text:span text:style-name="T16">28 <text:s/></text:span><text:span text:style-name="T18"><text:s text:c="2"/></text:span><text:span text:style-name="T19">}</text:span></text:p>
              </text:list-item>
              <text:list-item>
                <text:p><text:span text:style-name="T16">29 <text:s/></text:span><text:span text:style-name="T19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32">
        <office:forms form:automatic-focus="false" form:apply-design-mode="false"/>
        <draw:frame presentation:style-name="pr9" draw:text-style-name="P1" draw:layer="layout" svg:width="25.199cm" svg:height="12.19cm" svg:x="1.4cm" svg:y="0.628cm" presentation:class="subtitl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8T01:16:11.110000000</meta:creation-date>
    <dc:date>2023-05-01T19:55:06.952000000</dc:date>
    <meta:editing-duration>PT45M20S</meta:editing-duration>
    <meta:editing-cycles>8</meta:editing-cycles>
    <meta:generator>LibreOffice/7.5.1.2$Windows_X86_64 LibreOffice_project/fcbaee479e84c6cd81291587d2ee68cba099e129</meta:generator>
    <meta:document-statistic meta:object-count="60"/>
  </office:meta>
</office:document-meta>
</file>